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1.492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Hiérarchisation des cas d'utilisation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8" office:value-type="time" office:time-value="PT01H50M00S" calcext:value-type="time">
            <text:p>1:5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planning et le classement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 valider une idée », « supprimer une idée », « consulter ses scores » et « s'inscrire à une séance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sponsoring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Don Entreprise supérieur au seuil », « Voter pour une idée », « Regarder un flux vidéo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30M00S" calcext:value-type="time">
            <text:p>3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diffusion de flux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Transmettre un vidéo en live », « Gérer les séances », « Consulter la boîte à Idée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8" office:value-type="time" office:time-value="PT03H10M00S" calcext:value-type="time">
            <text:p>3:1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boîte à idées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15M00S" calcext:value-type="time">
            <text:p>0: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4">
          <table:table-cell table:style-name="ce3" office:value-type="string" calcext:value-type="string">
            <text:p>Description textuelle de « se connecter », « s'inscrire », et « acheter des crédit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" table:style-name="ce18" office:value-type="time" office:time-value="PT01H00M00S" calcext:value-type="time">
            <text:p>1:0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Correction collective des travaux individuels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1H30M00S" calcext:value-type="time">
            <text:p>1:30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des Descriptions textuelles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Mise en forme des Cas d'Utilisation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avant second rendu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Correction après second rendu</text:p>
          </table:table-cell>
          <table:table-cell table:style-name="ce10" office:value-type="date" office:date-value="2015-11-27" calcext:value-type="date">
            <text:p>27/11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1H00M00S" calcext:value-type="time">
            <text:p>1:0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27" calcext:value-type="date">
            <text:p>27/11/2015</text:p>
          </table:table-cell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 table:number-rows-repeated="19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6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246"/>
        </table:table-row>
        <table:table-row table:style-name="ro7" table:number-rows-repeated="14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7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7" table:number-rows-repeated="1048422">
          <table:table-cell table:number-columns-repeated="255"/>
        </table:table-row>
        <table:table-row table:style-name="ro7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09:56:31.556977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7T09:57:31.253854388</dc:date>
    <meta:editing-duration>PT2H54M42S</meta:editing-duration>
    <meta:editing-cycles>27</meta:editing-cycles>
    <meta:generator>LibreOffice/4.3.3.2$Linux_X86_64 LibreOffice_project/430m0$Build-2</meta:generator>
    <dc:creator>Cojez Arnaud</dc:creator>
    <meta:document-statistic meta:table-count="1" meta:cell-count="241" meta:object-count="0"/>
  </office:meta>
</office:document-meta>
</file>